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paragraph-properties fo:text-align="justify" style:justify-single-word="false"/>
    </style:style>
    <style:style style:name="P2" style:family="paragraph" style:parent-style-name="UBUcuerpoTrabajo" style:list-style-name="L1">
      <style:paragraph-properties fo:text-align="justify" style:justify-single-word="false"/>
    </style:style>
    <style:style style:name="P3" style:family="paragraph" style:parent-style-name="UBUcuerpoTrabajo" style:list-style-name="L2">
      <style:paragraph-properties fo:text-align="justify" style:justify-single-word="false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Heading_20_1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BUcuerpoTrabajo"/>
      <text:h text:style-name="P5" text:outline-level="1">Conclusiones y líneas de trabajo futuras </text:h>
      <text:p text:style-name="UBUcuerpoTrabajo"/>
      <text:h text:style-name="Heading_20_2" text:outline-level="2">Conclusiones</text:h>
      <text:p text:style-name="P1">Durante el desarrollo del proyecto se ha llegado a las siguientes conclusiones:</text:p>
      <text:list xml:id="list3801503714417607893" text:style-name="L1">
        <text:list-item>
          <text:p text:style-name="P2">Se ha decidido no desarrollar el conversor al diagrama de Chapin debido a que habría que mostrarlo en otra ventana aparte y dificultaría el uso seguido de la aplicación. </text:p>
        </text:list-item>
        <text:list-item>
          <text:p text:style-name="P2">Los objetivos del proyecto se han cumplido satisfactoriamente, se ha logrado desarrollar un conversor para los módulos de la cabecera c_facil.h</text:p>
        </text:list-item>
        <text:list-item>
          <text:p text:style-name="P2">Se han aplicado conocimientos adquiridos a lo largo del grado.</text:p>
        </text:list-item>
      </text:list>
      <text:p text:style-name="P1"/>
      <text:p text:style-name="P1"/>
      <text:h text:style-name="P4" text:outline-level="2">Lineas de trabajo futuras</text:h>
      <text:p text:style-name="P1">Como líneas de trabajo futuras se puede plantear:</text:p>
      <text:list xml:id="list4309665066162485848" text:style-name="L2">
        <text:list-item>
          <text:p text:style-name="P3">Que el conversor pueda utilizar más bloques de Blockly, pero para ello primero habría que ampliar los módulos de la cabecera c_facil.h e implementar nuevas funciones.</text:p>
        </text:list-item>
        <text:list-item>
          <text:p text:style-name="P3">Crear, desde Blockly en modo local, una nueva pestaña en la aplicación llamada C_facil e implementar el conversor en la aplicación. </text:p>
        </text:list-item>
        <text:list-item>
          <text:p text:style-name="P3">Añadir el diagrama de Chapin y el diagrama de estructura a el conversor de manera que no entorpezca el uso de la herramien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7_Conclusiones.odt</text:file-name> v.<text:editing-cycles>9</text:editing-cycles> <text:title/><text:modification-date style:data-style-name="N103">11/feb/18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0:31</meta:creation-date>
    <meta:generator>OpenOffice/4.1.3$Win32 OpenOffice.org_project/413m1$Build-9783</meta:generator>
    <dc:date>2018-02-11T22:08:44.96</dc:date>
    <dc:creator>Rosana Arnáiz Vicario</dc:creator>
    <meta:editing-duration>PT34M23S</meta:editing-duration>
    <meta:editing-cycles>9</meta:editing-cycles>
    <meta:document-statistic meta:table-count="0" meta:image-count="0" meta:object-count="0" meta:page-count="2" meta:paragraph-count="12" meta:word-count="171" meta:character-count="1048"/>
  </office:meta>
</office:document-meta>
</file>